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72f9" officeooo:paragraph-rsid="000472f9"/>
    </style:style>
    <style:style style:name="P2" style:family="paragraph" style:parent-style-name="Standard">
      <style:text-properties fo:font-weight="bold" officeooo:rsid="000472f9" officeooo:paragraph-rsid="000472f9" style:font-weight-asian="bold" style:font-weight-complex="bold"/>
    </style:style>
    <style:style style:name="P3" style:family="paragraph" style:parent-style-name="Standard">
      <style:text-properties fo:font-weight="bold" officeooo:rsid="0007147f" officeooo:paragraph-rsid="0007147f" style:font-weight-asian="bold" style:font-weight-complex="bold"/>
    </style:style>
    <style:style style:name="P4" style:family="paragraph" style:parent-style-name="Standard">
      <style:text-properties fo:font-weight="bold" officeooo:rsid="000740fa" officeooo:paragraph-rsid="000740fa" style:font-weight-asian="bold" style:font-weight-complex="bold"/>
    </style:style>
    <style:style style:name="P5" style:family="paragraph" style:parent-style-name="Standard">
      <style:text-properties fo:font-weight="normal" officeooo:rsid="000472f9" officeooo:paragraph-rsid="000472f9" style:font-weight-asian="normal" style:font-weight-complex="normal"/>
    </style:style>
    <style:style style:name="P6" style:family="paragraph" style:parent-style-name="Standard">
      <style:text-properties fo:font-weight="normal" officeooo:rsid="00061b9a" officeooo:paragraph-rsid="00061b9a" style:font-weight-asian="normal" style:font-weight-complex="normal"/>
    </style:style>
    <style:style style:name="P7" style:family="paragraph" style:parent-style-name="Standard">
      <style:text-properties fo:font-weight="normal" officeooo:rsid="0007147f" officeooo:paragraph-rsid="0007147f" style:font-weight-asian="normal" style:font-weight-complex="normal"/>
    </style:style>
    <style:style style:name="P8" style:family="paragraph" style:parent-style-name="Standard">
      <style:text-properties fo:font-weight="normal" officeooo:rsid="000740fa" officeooo:paragraph-rsid="000740fa" style:font-weight-asian="normal" style:font-weight-complex="normal"/>
    </style:style>
    <style:style style:name="T1" style:family="text">
      <style:text-properties officeooo:rsid="000740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messaggi sono inviati tramite configurazione di livelli di tensione ellettrica applicata ai fili con una scansione temporale ben definita,</text:p>
      <text:p text:style-name="P1">quando un dispositivo A ha un cavo che si connette ad un dispositivo B ed il dispositivo B ha un cavo che si connette ad un dispositivo C che a sua volta è collegato ad una porta di un calcolatore </text:p>
      <text:p text:style-name="P1">(cosi si ottiene il cossidetto collegamento a Margherita!</text:p>
      <text:p text:style-name="P1">Un classico esempio di bus che e edivenuto inp standard come bus di sitstema nei pc e il bus PCI</text:p>
      <text:p text:style-name="P1">: il comune bus di sistema che connette il sottosistema processore-memoria ai dispositivi veloci;</text:p>
      <text:p text:style-name="P1">Invece un bus di espansione viene utilizzato per connettere al sistema i dispositivi relativamente lenti: tastera , porte seriali o parallele</text:p>
      <text:p text:style-name="P2">Hardware di I/O: controlli</text:p>
      <text:p text:style-name="P5"><text:s/>la parte hardware che si interfacca tra il bus e i componenti di i/o e chiamato controllore .</text:p>
      <text:p text:style-name="P6">Un controllore è un insieme di <text:s/>componenti elettronici che puo far funzionare una porta , un bus o un disposiutivo,La complessita hardware di un cntrollore varia in base al attivita che esso deve svolgere;</text:p>
      <text:p text:style-name="P6"><text:s/>Esistono controllori semplici come Il controllore delle porte seriali:</text:p>
      <text:p text:style-name="P6">un singolo circuito integrato che controlla i segnali presenti nei fili della porta seriale;</text:p>
      <text:p text:style-name="P6">Altri invece possono essere molto piu complicati , possono disporre di un loro microprocessore , di una lora memoria , o addirittura di piccoli sistemi operativi microcodificati per svolgere le operazioni dedicate esclusivamente al controllore: </text:p>
      <text:p text:style-name="P7">Ad Esempio Il controllore del bus SCSI è spesso realizzato con una scheda circuitale separata(adattatore) che contiene un'unita di elaborazione ,microcodice e memoria locale che gli consentono di elaborare i messaggi del protocollo SCSI;</text:p>
      <text:p text:style-name="P3">Scambio Dati:</text:p>
      <text:p text:style-name="P7">Il il processore da comandi e fornisce i dati al controllore per portare al termine i trasferimenti i/o tramite i suoi registri;<text:span text:style-name="T1">Quindi la comunicazzione tra controllore e processore avviene tramide la scrittura e lettura di configurazioni di bit in tali registri da parte del processore;</text:span></text:p>
      <text:p text:style-name="P8">La comunicazione puo avvenire in due modi:</text:p>
      <text:p text:style-name="P8">1)<text:span text:style-name="T2">Utilizzo di speciali istruzioni di i/o:</text:span>L'istruzione di I/O attiva le linee di bus che selezionano il giusto dispositivo e trasferiscono bit nei (o dai) registri del dispositivo associato; </text:p>
      <text:p text:style-name="P8">2)<text:span text:style-name="T2">I/O associato alla memoria:</text:span>Ai registri del controllore viene assegnato una sequenza di indirizzi in memoria centrale ,in modo che ogni lettura e scrittura a questi indirizzi comporti un trasferimento <text:s/>diretto di dati con i registri del dispositivo;</text:p>
      <text:p text:style-name="P4">Vantaggi<text:span text:style-name="T3">= aumento dell' efficienzqa del sistema :il s.o non deve preoccuparsi di cercare spazio disponibile in memoria dove inserire le informazoni</text:span></text:p>
      <text:p text:style-name="P4">Svantaggi=<text:span text:style-name="T3">Rischio di avere errori software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54M41S</meta:editing-duration>
    <meta:editing-cycles>3</meta:editing-cycles>
    <meta:generator>LibreOffice/5.1.3.2$Windows_x86 LibreOffice_project/644e4637d1d8544fd9f56425bd6cec110e49301b</meta:generator>
    <dc:date>2016-07-13T13:15:15.712000000</dc:date>
    <meta:document-statistic meta:table-count="0" meta:image-count="0" meta:object-count="0" meta:page-count="1" meta:paragraph-count="20" meta:word-count="416" meta:character-count="2670" meta:non-whitespace-character-count="2267"/>
    <meta:user-defined meta:name="Info 1"/>
    <meta:user-defined meta:name="Info 2"/>
    <meta:user-defined meta:name="Info 3"/>
    <meta:user-defined meta:name="Info 4"/>
  </office:meta>
</office:document-meta>
</file>